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05.2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48.05pt"/>
    </style:style>
    <style:style style:name="co5" style:family="table-column">
      <style:table-column-properties fo:break-before="auto" style:column-width="82.09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4.71pt"/>
    </style:style>
    <style:style style:name="co9" style:family="table-column">
      <style:table-column-properties fo:break-before="auto" style:column-width="93.29pt"/>
    </style:style>
    <style:style style:name="co10" style:family="table-column">
      <style:table-column-properties fo:break-before="auto" style:column-width="96.09pt"/>
    </style:style>
    <style:style style:name="co11" style:family="table-column">
      <style:table-column-properties fo:break-before="auto" style:column-width="138.95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114.01pt"/>
    </style:style>
    <style:style style:name="co14" style:family="table-column">
      <style:table-column-properties fo:break-before="auto" style:column-width="112.79pt"/>
    </style:style>
    <style:style style:name="co15" style:family="table-column">
      <style:table-column-properties fo:break-before="auto" style:column-width="84.3pt"/>
    </style:style>
    <style:style style:name="co16" style:family="table-column">
      <style:table-column-properties fo:break-before="auto" style:column-width="97.94pt"/>
    </style:style>
    <style:style style:name="co17" style:family="table-column">
      <style:table-column-properties fo:break-before="auto" style:column-width="83.71pt"/>
    </style:style>
    <style:style style:name="co18" style:family="table-column">
      <style:table-column-properties fo:break-before="auto" style:column-width="99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8.45pt" svg:height="364.79pt" svg:x="100.29pt" svg:y="54.11pt">
            <draw:object draw:notify-on-update-of-ranges="Sheet1.A5:Sheet1.A5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number-columns-repeated="7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number-columns-repeated="7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Data : 9 bytes, int+int, char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Data : 17 bytes, int*4,char</text:p>
          </table:table-cell>
          <table:covered-table-cell/>
          <table:table-cell table:style-name="ce1" office:value-type="string" calcext:value-type="string" table:number-columns-spanned="2" table:number-rows-spanned="1">
            <text:p>Data : 33 bytes, int*8,char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Data : 65 bytes, int*16</text:p>
          </table:table-cell>
          <table:covered-table-cell/>
          <table:table-cell table:number-columns-repeated="7"/>
          <table:table-cell table:style-name="ce1" office:value-type="string" calcext:value-type="string" table:number-columns-spanned="2" table:number-rows-spanned="1">
            <text:p>Data : 129 bytes, int*32</text:p>
          </table:table-cell>
          <table:covered-table-cell/>
        </table:table-row>
        <table:table-row table:style-name="ro1">
          <table:table-cell office:value-type="string" calcext:value-type="string">
            <text:p>UD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UDP , cannot assign string, causing memory overflow</text:p>
          </table:table-cell>
          <table:table-cell/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UDP</text:p>
          </table:table-cell>
          <table:table-cell table:number-columns-repeated="3"/>
          <table:table-cell office:value-type="string" calcext:value-type="string">
            <text:p>UDP</text:p>
          </table:table-cell>
          <table:table-cell table:number-columns-repeated="8"/>
          <table:table-cell office:value-type="string" calcext:value-type="string">
            <text:p>UDP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 office:value-type="string" calcext:value-type="string">
            <text:p>ifup eth0</text:p>
          </table:table-cell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 office:value-type="string" calcext:value-type="string">
            <text:p>mount -t procfs /proc</text:p>
          </table:table-cell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 office:value-type="string" calcext:value-type="string">
            <text:p>delay_test</text:p>
          </table:table-cell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20000000,20000000,20000000,20000000,20000000,20000000, 20000000, 2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2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20000000, 2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e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20000000,20000000, 20000000, 2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10000000,10000000,10000000,10000000,10000000,10000000, 10000000, 10000000, 10000000,10000000,10000000,10000000,10000000,10000000, 10000000, 10000000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b, 10000000</text:p>
          </table:table-cell>
          <table:table-cell/>
          <table:table-cell office:value-type="string" calcext:value-type="string">
            <text:p>10000000, 10000000</text:p>
          </table:table-cell>
          <table:table-cell/>
          <table:table-cell office:value-type="string" calcext:value-type="string">
            <text:p>10000000,10000000, 10000000, 10000000</text:p>
          </table:table-cell>
          <table:table-cell table:number-columns-repeated="3"/>
          <table:table-cell office:value-type="string" calcext:value-type="string">
            <text:p>10000000,10000000,10000000,10000000,10000000,10000000, 10000000, 10000000</text:p>
          </table:table-cell>
          <table:table-cell table:number-columns-repeated="8"/>
          <table:table-cell office:value-type="string" calcext:value-type="string">
            <text:p>20000000,20000000,20000000,20000000,20000000,20000000, 20000000, 20000000, 20000000,20000000,20000000,20000000,20000000,20000000, 20000000, 20000000</text:p>
          </table:table-cell>
          <table:table-cell/>
        </table:table-row>
        <table:table-row table:style-name="ro1">
          <table:table-cell table:formula="of:=AVERAGE([.A5:.A504])" office:value-type="float" office:value="10380000" calcext:value-type="float">
            <text:p>10380000</text:p>
          </table:table-cell>
          <table:table-cell office:value-type="string" calcext:value-type="string">
            <text:p>mean</text:p>
          </table:table-cell>
          <table:table-cell table:number-columns-repeated="19"/>
        </table:table-row>
        <table:table-row table:style-name="ro1">
          <table:table-cell table:formula="of:=MIN([.A5:.A504])" office:value-type="float" office:value="10000000" calcext:value-type="float">
            <text:p>10000000</text:p>
          </table:table-cell>
          <table:table-cell office:value-type="string" calcext:value-type="string">
            <text:p>min</text:p>
          </table:table-cell>
          <table:table-cell table:number-columns-repeated="19"/>
        </table:table-row>
        <table:table-row table:style-name="ro1">
          <table:table-cell table:formula="of:=MAX([.A5:.A504])" office:value-type="float" office:value="20000000" calcext:value-type="float">
            <text:p>20000000</text:p>
          </table:table-cell>
          <table:table-cell office:value-type="string" calcext:value-type="string">
            <text:p>max</text:p>
          </table:table-cell>
          <table:table-cell table:number-columns-repeated="19"/>
        </table:table-row>
        <table:table-row table:style-name="ro1">
          <table:table-cell table:formula="of:=STDEV([.A5:.A504])" office:value-type="float" office:value="1913877.17779993" calcext:value-type="float">
            <text:p>1913877.17779993</text:p>
          </table:table-cell>
          <table:table-cell office:value-type="string" calcext:value-type="string">
            <text:p>standard deviation</text:p>
          </table:table-cell>
          <table:table-cell table:number-columns-repeated="19"/>
        </table:table-row>
        <table:table-row table:style-name="ro1">
          <table:table-cell table:formula="of:=MODE([.A5:.A504])" office:value-type="float" office:value="10000000" calcext:value-type="float">
            <text:p>10000000</text:p>
          </table:table-cell>
          <table:table-cell office:value-type="string" calcext:value-type="string">
            <text:p>mode</text:p>
          </table:table-cell>
          <table:table-cell table:number-columns-repeated="19"/>
        </table:table-row>
        <table:table-row table:style-name="ro1">
          <table:table-cell table:formula="of:=[.A507]-[.A509]" office:value-type="float" office:value="10000000" calcext:value-type="float">
            <text:p>10000000</text:p>
          </table:table-cell>
          <table:table-cell office:value-type="string" calcext:value-type="string">
            <text:p>Max jitter</text:p>
          </table:table-cell>
          <table:table-cell table:number-columns-repeated="19"/>
        </table:table-row>
        <table:table-row table:style-name="ro1">
          <table:table-cell table:style-name="ce2" table:formula="of:=([.A510]/[.A509]*100)" office:value-type="float" office:value="100" calcext:value-type="float">
            <text:p>100.00</text:p>
          </table:table-cell>
          <table:table-cell office:value-type="string" calcext:value-type="string">
            <text:p>max jitter in %</text:p>
          </table:table-cell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781.63pt" svg:height="335.71pt" svg:x="137.34pt" svg:y="6583.27pt">
            <draw:object draw:notify-on-update-of-ranges="Sheet2.N4:Sheet2.N5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office:value-type="string" calcext:value-type="string">
            <text:p>don’t use visual studio</text:p>
          </table:table-cell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  <table:table-cell office:value-type="string" calcext:value-type="string">
            <text:p>did not work, memory overflow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uros_delay_test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reempt kernel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office:value-type="string" calcext:value-type="string">
            <text:p>printf lag 1 msec</text:p>
          </table:table-cell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  <table:table-cell office:value-type="string" calcext:value-type="string">
            <text:p>increased stack size, deleted other apps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non_preempt kernel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Data : 9 bytes, int+int, ch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ta : 9 bytes, int+int, ch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ta : 17 bytes, int+int, char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Data : 17 bytes, int+int, char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Data : 33 bytes, int*4, char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Data : 65 bytes, int*8, char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Data : 129 bytes, int*16, char</text:p>
          </table:table-cell>
          <table:covered-table-cell table:style-name="ce1"/>
        </table:table-row>
        <table:table-row table:style-name="ro1">
          <table:table-cell office:value-type="float" office:value="26470000" calcext:value-type="float">
            <text:p>26470000</text:p>
          </table:table-cell>
          <table:table-cell/>
          <table:table-cell office:value-type="float" office:value="21050000" calcext:value-type="float">
            <text:p>21050000</text:p>
          </table:table-cell>
          <table:table-cell/>
          <table:table-cell table:number-columns-repeated="2" office:value-type="float" office:value="26390000" calcext:value-type="float">
            <text:p>26390000</text:p>
          </table:table-cell>
          <table:table-cell/>
          <table:table-cell office:value-type="float" office:value="28350000" calcext:value-type="float">
            <text:p>28350000</text:p>
          </table:table-cell>
          <table:table-cell office:value-type="float" office:value="29610000" calcext:value-type="float">
            <text:p>29610000</text:p>
          </table:table-cell>
          <table:table-cell office:value-type="string" calcext:value-type="string">
            <text:p>2 clock_gettime,2 printf</text:p>
          </table:table-cell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1330000" calcext:value-type="float">
            <text:p>21330000</text:p>
          </table:table-cell>
          <table:table-cell table:number-columns-repeated="4"/>
          <table:table-cell office:value-type="float" office:value="22330000" calcext:value-type="float">
            <text:p>22330000</text:p>
          </table:table-cell>
          <table:table-cell/>
        </table:table-row>
        <table:table-row table:style-name="ro1">
          <table:table-cell office:value-type="float" office:value="23880000" calcext:value-type="float">
            <text:p>23880000</text:p>
          </table:table-cell>
          <table:table-cell/>
          <table:table-cell office:value-type="float" office:value="17470000" calcext:value-type="float">
            <text:p>17470000</text:p>
          </table:table-cell>
          <table:table-cell/>
          <table:table-cell table:number-columns-repeated="2" office:value-type="float" office:value="23750000" calcext:value-type="float">
            <text:p>2375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office:value-type="float" office:value="21080000" calcext:value-type="float">
            <text:p>21080000</text:p>
          </table:table-cell>
          <table:table-cell office:value-type="float" office:value="21090000" calcext:value-type="float">
            <text:p>2109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470000" calcext:value-type="float">
            <text:p>1747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450000" calcext:value-type="float">
            <text:p>17450000</text:p>
          </table:table-cell>
          <table:table-cell/>
          <table:table-cell office:value-type="float" office:value="23250000" calcext:value-type="float">
            <text:p>23250000</text:p>
          </table:table-cell>
          <table:table-cell office:value-type="float" office:value="23260000" calcext:value-type="float">
            <text:p>2326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500000" calcext:value-type="float">
            <text:p>175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29350000" calcext:value-type="float">
            <text:p>29350000</text:p>
          </table:table-cell>
          <table:table-cell/>
        </table:table-row>
        <table:table-row table:style-name="ro1">
          <table:table-cell office:value-type="float" office:value="25560000" calcext:value-type="float">
            <text:p>2556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9440000" calcext:value-type="float">
            <text:p>294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/>
          <table:table-cell office:value-type="string" calcext:value-type="string">
            <text:p>decreasing msg size again</text:p>
          </table:table-cell>
          <table:table-cell table:number-columns-repeated="2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table:number-columns-repeated="2" office:value-type="float" office:value="23540000" calcext:value-type="float">
            <text:p>235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/>
          <table:table-cell office:value-type="string" calcext:value-type="string">
            <text:p>light blinks</text:p>
          </table:table-cell>
          <table:table-cell table:number-columns-repeated="2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050000" calcext:value-type="float">
            <text:p>2105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17820000" calcext:value-type="float">
            <text:p>1782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/>
          <table:table-cell office:value-type="string" calcext:value-type="string">
            <text:p>what’s wrong</text:p>
          </table:table-cell>
          <table:table-cell table:number-columns-repeated="2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5970000" calcext:value-type="float">
            <text:p>2597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170000" calcext:value-type="float">
            <text:p>231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20000" calcext:value-type="float">
            <text:p>24220000</text:p>
          </table:table-cell>
          <table:table-cell/>
          <table:table-cell office:value-type="float" office:value="17470000" calcext:value-type="float">
            <text:p>17470000</text:p>
          </table:table-cell>
          <table:table-cell/>
          <table:table-cell office:value-type="float" office:value="21410000" calcext:value-type="float">
            <text:p>21410000</text:p>
          </table:table-cell>
          <table:table-cell office:value-type="float" office:value="21420000" calcext:value-type="float">
            <text:p>214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office:value-type="float" office:value="26280000" calcext:value-type="float">
            <text:p>26280000</text:p>
          </table:table-cell>
          <table:table-cell office:value-type="float" office:value="26270000" calcext:value-type="float">
            <text:p>262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470000" calcext:value-type="float">
            <text:p>2347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450000" calcext:value-type="float">
            <text:p>17450000</text:p>
          </table:table-cell>
          <table:table-cell/>
          <table:table-cell table:number-columns-repeated="2" office:value-type="float" office:value="17480000" calcext:value-type="float">
            <text:p>1748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23370000" calcext:value-type="float">
            <text:p>23370000</text:p>
          </table:table-cell>
          <table:table-cell/>
          <table:table-cell table:number-columns-repeated="2" office:value-type="float" office:value="17490000" calcext:value-type="float">
            <text:p>17490000</text:p>
          </table:table-cell>
          <table:table-cell/>
          <table:table-cell office:value-type="float" office:value="-983770000" calcext:value-type="float">
            <text:p>-98377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7930000" calcext:value-type="float">
            <text:p>17930000</text:p>
          </table:table-cell>
          <table:table-cell/>
        </table:table-row>
        <table:table-row table:style-name="ro1"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/>
          <table:table-cell table:number-columns-repeated="2" office:value-type="float" office:value="17480000" calcext:value-type="float">
            <text:p>174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table:number-columns-repeated="2" office:value-type="float" office:value="17480000" calcext:value-type="float">
            <text:p>174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17490000" calcext:value-type="float">
            <text:p>1749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230000" calcext:value-type="float">
            <text:p>2723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450000" calcext:value-type="float">
            <text:p>17450000</text:p>
          </table:table-cell>
          <table:table-cell/>
          <table:table-cell table:number-columns-repeated="2" office:value-type="float" office:value="23170000" calcext:value-type="float">
            <text:p>2317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office:value-type="float" office:value="21450000" calcext:value-type="float">
            <text:p>21450000</text:p>
          </table:table-cell>
          <table:table-cell office:value-type="float" office:value="21460000" calcext:value-type="float">
            <text:p>21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office:value-type="float" office:value="20590000" calcext:value-type="float">
            <text:p>20590000</text:p>
          </table:table-cell>
          <table:table-cell office:value-type="float" office:value="20580000" calcext:value-type="float">
            <text:p>205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470000" calcext:value-type="float">
            <text:p>17470000</text:p>
          </table:table-cell>
          <table:table-cell/>
          <table:table-cell table:number-columns-repeated="2" office:value-type="float" office:value="17480000" calcext:value-type="float">
            <text:p>1748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2900000" calcext:value-type="float">
            <text:p>2290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180000" calcext:value-type="float">
            <text:p>231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9200000" calcext:value-type="float">
            <text:p>29200000</text:p>
          </table:table-cell>
          <table:table-cell/>
          <table:table-cell office:value-type="float" office:value="17470000" calcext:value-type="float">
            <text:p>17470000</text:p>
          </table:table-cell>
          <table:table-cell/>
          <table:table-cell table:number-columns-repeated="2" office:value-type="float" office:value="-978560000" calcext:value-type="float">
            <text:p>-978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31570000" calcext:value-type="float">
            <text:p>3157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table:number-columns-repeated="2" office:value-type="float" office:value="20580000" calcext:value-type="float">
            <text:p>20580000</text:p>
          </table:table-cell>
          <table:table-cell/>
          <table:table-cell office:value-type="float" office:value="17810000" calcext:value-type="float">
            <text:p>1781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5730000" calcext:value-type="float">
            <text:p>2573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170000" calcext:value-type="float">
            <text:p>23170000</text:p>
          </table:table-cell>
          <table:table-cell/>
          <table:table-cell office:value-type="float" office:value="24140000" calcext:value-type="float">
            <text:p>2414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450000" calcext:value-type="float">
            <text:p>17450000</text:p>
          </table:table-cell>
          <table:table-cell/>
          <table:table-cell table:number-columns-repeated="2" office:value-type="float" office:value="29430000" calcext:value-type="float">
            <text:p>2943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8290000" calcext:value-type="float">
            <text:p>1829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17830000" calcext:value-type="float">
            <text:p>178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70000" calcext:value-type="float">
            <text:p>174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23160000" calcext:value-type="float">
            <text:p>23160000</text:p>
          </table:table-cell>
          <table:table-cell/>
          <table:table-cell table:number-columns-repeated="2" office:value-type="float" office:value="17490000" calcext:value-type="float">
            <text:p>1749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820000" calcext:value-type="float">
            <text:p>17820000</text:p>
          </table:table-cell>
          <table:table-cell/>
          <table:table-cell office:value-type="float" office:value="21070000" calcext:value-type="float">
            <text:p>21070000</text:p>
          </table:table-cell>
          <table:table-cell office:value-type="float" office:value="21080000" calcext:value-type="float">
            <text:p>210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00000" calcext:value-type="float">
            <text:p>175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580000" calcext:value-type="float">
            <text:p>24580000</text:p>
          </table:table-cell>
          <table:table-cell/>
          <table:table-cell office:value-type="float" office:value="17590000" calcext:value-type="float">
            <text:p>17590000</text:p>
          </table:table-cell>
          <table:table-cell/>
          <table:table-cell table:number-columns-repeated="2" office:value-type="float" office:value="21070000" calcext:value-type="float">
            <text:p>210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450000" calcext:value-type="float">
            <text:p>17450000</text:p>
          </table:table-cell>
          <table:table-cell/>
          <table:table-cell office:value-type="float" office:value="22910000" calcext:value-type="float">
            <text:p>22910000</text:p>
          </table:table-cell>
          <table:table-cell office:value-type="float" office:value="22920000" calcext:value-type="float">
            <text:p>2292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70000" calcext:value-type="float">
            <text:p>174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-976510000" calcext:value-type="float">
            <text:p>-97651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940000" calcext:value-type="float">
            <text:p>239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8860000" calcext:value-type="float">
            <text:p>2886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9110000" calcext:value-type="float">
            <text:p>291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510000" calcext:value-type="float">
            <text:p>23510000</text:p>
          </table:table-cell>
          <table:table-cell/>
          <table:table-cell office:value-type="float" office:value="16200000" calcext:value-type="float">
            <text:p>1620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930000" calcext:value-type="float">
            <text:p>239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470000" calcext:value-type="float">
            <text:p>17470000</text:p>
          </table:table-cell>
          <table:table-cell/>
          <table:table-cell office:value-type="float" office:value="28830000" calcext:value-type="float">
            <text:p>28830000</text:p>
          </table:table-cell>
          <table:table-cell office:value-type="float" office:value="28840000" calcext:value-type="float">
            <text:p>288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70000" calcext:value-type="float">
            <text:p>174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060000" calcext:value-type="float">
            <text:p>2106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table:number-columns-repeated="2" office:value-type="float" office:value="18310000" calcext:value-type="float">
            <text:p>183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6320000" calcext:value-type="float">
            <text:p>2632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17980000" calcext:value-type="float">
            <text:p>179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490000" calcext:value-type="float">
            <text:p>23490000</text:p>
          </table:table-cell>
          <table:table-cell/>
          <table:table-cell office:value-type="float" office:value="17450000" calcext:value-type="float">
            <text:p>17450000</text:p>
          </table:table-cell>
          <table:table-cell/>
          <table:table-cell table:number-columns-repeated="2" office:value-type="float" office:value="23180000" calcext:value-type="float">
            <text:p>2318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70000" calcext:value-type="float">
            <text:p>174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10000" calcext:value-type="float">
            <text:p>2421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office:value-type="float" office:value="21430000" calcext:value-type="float">
            <text:p>21430000</text:p>
          </table:table-cell>
          <table:table-cell office:value-type="float" office:value="21440000" calcext:value-type="float">
            <text:p>214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230000" calcext:value-type="float">
            <text:p>2723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7840000" calcext:value-type="float">
            <text:p>2784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7980000" calcext:value-type="float">
            <text:p>279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1710000" calcext:value-type="float">
            <text:p>21710000</text:p>
          </table:table-cell>
          <table:table-cell/>
          <table:table-cell office:value-type="float" office:value="16200000" calcext:value-type="float">
            <text:p>16200000</text:p>
          </table:table-cell>
          <table:table-cell office:value-type="float" office:value="17500000" calcext:value-type="float">
            <text:p>175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150000" calcext:value-type="float">
            <text:p>231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70000" calcext:value-type="float">
            <text:p>174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470000" calcext:value-type="float">
            <text:p>17470000</text:p>
          </table:table-cell>
          <table:table-cell/>
          <table:table-cell office:value-type="float" office:value="23250000" calcext:value-type="float">
            <text:p>23250000</text:p>
          </table:table-cell>
          <table:table-cell office:value-type="float" office:value="23270000" calcext:value-type="float">
            <text:p>232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9550000" calcext:value-type="float">
            <text:p>1955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240000" calcext:value-type="float">
            <text:p>2324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table:number-columns-repeated="2" office:value-type="float" office:value="21440000" calcext:value-type="float">
            <text:p>214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20880000" calcext:value-type="float">
            <text:p>208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1050000" calcext:value-type="float">
            <text:p>210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6310000" calcext:value-type="float">
            <text:p>26310000</text:p>
          </table:table-cell>
          <table:table-cell/>
          <table:table-cell office:value-type="float" office:value="17450000" calcext:value-type="float">
            <text:p>17450000</text:p>
          </table:table-cell>
          <table:table-cell/>
          <table:table-cell table:number-columns-repeated="2" office:value-type="float" office:value="23180000" calcext:value-type="float">
            <text:p>23180000</text:p>
          </table:table-cell>
          <table:table-cell/>
          <table:table-cell office:value-type="float" office:value="16220000" calcext:value-type="float">
            <text:p>16220000</text:p>
          </table:table-cell>
          <table:table-cell office:value-type="float" office:value="17490000" calcext:value-type="float">
            <text:p>1749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29340000" calcext:value-type="float">
            <text:p>29340000</text:p>
          </table:table-cell>
          <table:table-cell/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500000" calcext:value-type="float">
            <text:p>235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4190000" calcext:value-type="float">
            <text:p>24190000</text:p>
          </table:table-cell>
          <table:table-cell/>
          <table:table-cell office:value-type="float" office:value="17480000" calcext:value-type="float">
            <text:p>17480000</text:p>
          </table:table-cell>
          <table:table-cell/>
          <table:table-cell table:number-columns-repeated="2" office:value-type="float" office:value="23500000" calcext:value-type="float">
            <text:p>235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470000" calcext:value-type="float">
            <text:p>1747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100000" calcext:value-type="float">
            <text:p>21100000</text:p>
          </table:table-cell>
          <table:table-cell/>
          <table:table-cell office:value-type="float" office:value="17470000" calcext:value-type="float">
            <text:p>17470000</text:p>
          </table:table-cell>
          <table:table-cell/>
          <table:table-cell table:number-columns-repeated="2" office:value-type="float" office:value="18310000" calcext:value-type="float">
            <text:p>18310000</text:p>
          </table:table-cell>
          <table:table-cell/>
          <table:table-cell office:value-type="float" office:value="16200000" calcext:value-type="float">
            <text:p>16200000</text:p>
          </table:table-cell>
          <table:table-cell office:value-type="float" office:value="17480000" calcext:value-type="float">
            <text:p>17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470000" calcext:value-type="float">
            <text:p>26470000</text:p>
          </table:table-cell>
          <table:table-cell/>
          <table:table-cell office:value-type="float" office:value="21450000" calcext:value-type="float">
            <text:p>2145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20200000" calcext:value-type="float">
            <text:p>20200000</text:p>
          </table:table-cell>
          <table:table-cell office:value-type="float" office:value="21480000" calcext:value-type="float">
            <text:p>2148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1330000" calcext:value-type="float">
            <text:p>2133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3880000" calcext:value-type="float">
            <text:p>2388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5560000" calcext:value-type="float">
            <text:p>255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050000" calcext:value-type="float">
            <text:p>210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5970000" calcext:value-type="float">
            <text:p>259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24220000" calcext:value-type="float">
            <text:p>242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-983750000" calcext:value-type="float">
            <text:p>-983750000</text:p>
          </table:table-cell>
          <table:table-cell office:value-type="float" office:value="19600000" calcext:value-type="float">
            <text:p>196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0910000" calcext:value-type="float">
            <text:p>209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470000" calcext:value-type="float">
            <text:p>234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490000" calcext:value-type="float">
            <text:p>174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60000" calcext:value-type="float">
            <text:p>1626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750000" calcext:value-type="float">
            <text:p>1775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230000" calcext:value-type="float">
            <text:p>272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20200000" calcext:value-type="float">
            <text:p>2020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2900000" calcext:value-type="float">
            <text:p>229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9200000" calcext:value-type="float">
            <text:p>2920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31570000" calcext:value-type="float">
            <text:p>315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5730000" calcext:value-type="float">
            <text:p>257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8290000" calcext:value-type="float">
            <text:p>182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580000" calcext:value-type="float">
            <text:p>245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50000" calcext:value-type="float">
            <text:p>1755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-976510000" calcext:value-type="float">
            <text:p>-9765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620000" calcext:value-type="float">
            <text:p>196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8860000" calcext:value-type="float">
            <text:p>288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5480000" calcext:value-type="float">
            <text:p>254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060000" calcext:value-type="float">
            <text:p>210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320000" calcext:value-type="float">
            <text:p>263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8950000" calcext:value-type="float">
            <text:p>189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490000" calcext:value-type="float">
            <text:p>23490000</text:p>
          </table:table-cell>
          <table:table-cell/>
          <table:table-cell office:value-type="float" office:value="19590000" calcext:value-type="float">
            <text:p>1959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10000" calcext:value-type="float">
            <text:p>24210000</text:p>
          </table:table-cell>
          <table:table-cell/>
          <table:table-cell office:value-type="float" office:value="20870000" calcext:value-type="float">
            <text:p>2087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230000" calcext:value-type="float">
            <text:p>2723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7840000" calcext:value-type="float">
            <text:p>2784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/>
          <table:table-cell office:value-type="float" office:value="17280000" calcext:value-type="float">
            <text:p>1728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3240000" calcext:value-type="float">
            <text:p>2324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0770000" calcext:value-type="float">
            <text:p>2077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310000" calcext:value-type="float">
            <text:p>263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4190000" calcext:value-type="float">
            <text:p>241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100000" calcext:value-type="float">
            <text:p>2110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20000" calcext:value-type="float">
            <text:p>1662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470000" calcext:value-type="float">
            <text:p>26470000</text:p>
          </table:table-cell>
          <table:table-cell/>
          <table:table-cell office:value-type="float" office:value="21450000" calcext:value-type="float">
            <text:p>2145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-980150000" calcext:value-type="float">
            <text:p>-980150000</text:p>
          </table:table-cell>
          <table:table-cell office:value-type="float" office:value="21830000" calcext:value-type="float">
            <text:p>2183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9290000" calcext:value-type="float">
            <text:p>2929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3880000" calcext:value-type="float">
            <text:p>2388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5560000" calcext:value-type="float">
            <text:p>2556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050000" calcext:value-type="float">
            <text:p>210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5970000" calcext:value-type="float">
            <text:p>259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24220000" calcext:value-type="float">
            <text:p>242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470000" calcext:value-type="float">
            <text:p>234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500000" calcext:value-type="float">
            <text:p>1650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490000" calcext:value-type="float">
            <text:p>174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480000" calcext:value-type="float">
            <text:p>174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9910000" calcext:value-type="float">
            <text:p>1991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820000" calcext:value-type="float">
            <text:p>178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470000" calcext:value-type="float">
            <text:p>17470000</text:p>
          </table:table-cell>
          <table:table-cell/>
          <table:table-cell office:value-type="float" office:value="19910000" calcext:value-type="float">
            <text:p>1991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27530000" calcext:value-type="float">
            <text:p>2753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2900000" calcext:value-type="float">
            <text:p>22900000</text:p>
          </table:table-cell>
          <table:table-cell/>
          <table:table-cell office:value-type="float" office:value="17520000" calcext:value-type="float">
            <text:p>1752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9200000" calcext:value-type="float">
            <text:p>29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31570000" calcext:value-type="float">
            <text:p>315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5730000" calcext:value-type="float">
            <text:p>257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8290000" calcext:value-type="float">
            <text:p>182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770000" calcext:value-type="float">
            <text:p>177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580000" calcext:value-type="float">
            <text:p>2458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150000" calcext:value-type="float">
            <text:p>231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-976510000" calcext:value-type="float">
            <text:p>-9765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9610000" calcext:value-type="float">
            <text:p>196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8860000" calcext:value-type="float">
            <text:p>288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5460000" calcext:value-type="float">
            <text:p>2546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220000" calcext:value-type="float">
            <text:p>262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290000" calcext:value-type="float">
            <text:p>2729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8310000" calcext:value-type="float">
            <text:p>183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060000" calcext:value-type="float">
            <text:p>210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320000" calcext:value-type="float">
            <text:p>263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490000" calcext:value-type="float">
            <text:p>234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10000" calcext:value-type="float">
            <text:p>242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7840000" calcext:value-type="float">
            <text:p>278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60000" calcext:value-type="float">
            <text:p>231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420000" calcext:value-type="float">
            <text:p>1642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3240000" calcext:value-type="float">
            <text:p>232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310000" calcext:value-type="float">
            <text:p>263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4190000" calcext:value-type="float">
            <text:p>241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100000" calcext:value-type="float">
            <text:p>211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870000" calcext:value-type="float">
            <text:p>26870000</text:p>
          </table:table-cell>
          <table:table-cell/>
          <table:table-cell office:value-type="float" office:value="21430000" calcext:value-type="float">
            <text:p>2143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-980150000" calcext:value-type="float">
            <text:p>-98015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0860000" calcext:value-type="float">
            <text:p>2086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5980000" calcext:value-type="float">
            <text:p>259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5930000" calcext:value-type="float">
            <text:p>259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50000" calcext:value-type="float">
            <text:p>1665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960000" calcext:value-type="float">
            <text:p>2796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28530000" calcext:value-type="float">
            <text:p>2853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300000" calcext:value-type="float">
            <text:p>1730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26210000" calcext:value-type="float">
            <text:p>262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23270000" calcext:value-type="float">
            <text:p>232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8880000" calcext:value-type="float">
            <text:p>288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21450000" calcext:value-type="float">
            <text:p>214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-978550000" calcext:value-type="float">
            <text:p>-978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90000" calcext:value-type="float">
            <text:p>262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28230000" calcext:value-type="float">
            <text:p>282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490000" calcext:value-type="float">
            <text:p>214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2910000" calcext:value-type="float">
            <text:p>229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9490000" calcext:value-type="float">
            <text:p>294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760000" calcext:value-type="float">
            <text:p>1776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530000" calcext:value-type="float">
            <text:p>275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9130000" calcext:value-type="float">
            <text:p>29130000</text:p>
          </table:table-cell>
          <table:table-cell/>
          <table:table-cell office:value-type="float" office:value="25440000" calcext:value-type="float">
            <text:p>2544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9200000" calcext:value-type="float">
            <text:p>29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8350000" calcext:value-type="float">
            <text:p>183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2910000" calcext:value-type="float">
            <text:p>229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9490000" calcext:value-type="float">
            <text:p>294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9450000" calcext:value-type="float">
            <text:p>294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9480000" calcext:value-type="float">
            <text:p>294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340000" calcext:value-type="float">
            <text:p>26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970000" calcext:value-type="float">
            <text:p>239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110000" calcext:value-type="float">
            <text:p>211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420000" calcext:value-type="float">
            <text:p>16420000</text:p>
          </table:table-cell>
          <table:table-cell office:value-type="float" office:value="19600000" calcext:value-type="float">
            <text:p>196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25460000" calcext:value-type="float">
            <text:p>2546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6260000" calcext:value-type="float">
            <text:p>262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7390000" calcext:value-type="float">
            <text:p>273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9460000" calcext:value-type="float">
            <text:p>2946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1470000" calcext:value-type="float">
            <text:p>21470000</text:p>
          </table:table-cell>
          <table:table-cell/>
          <table:table-cell office:value-type="float" office:value="25430000" calcext:value-type="float">
            <text:p>2543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410000" calcext:value-type="float">
            <text:p>244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840000" calcext:value-type="float">
            <text:p>26840000</text:p>
          </table:table-cell>
          <table:table-cell/>
          <table:table-cell office:value-type="float" office:value="21430000" calcext:value-type="float">
            <text:p>2143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-980150000" calcext:value-type="float">
            <text:p>-980150000</text:p>
          </table:table-cell>
          <table:table-cell office:value-type="float" office:value="21830000" calcext:value-type="float">
            <text:p>2183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0860000" calcext:value-type="float">
            <text:p>2086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3500000" calcext:value-type="float">
            <text:p>23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50000" calcext:value-type="float">
            <text:p>1665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690000" calcext:value-type="float">
            <text:p>176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960000" calcext:value-type="float">
            <text:p>2796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28530000" calcext:value-type="float">
            <text:p>2853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300000" calcext:value-type="float">
            <text:p>1730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7860000" calcext:value-type="float">
            <text:p>278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29120000" calcext:value-type="float">
            <text:p>291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4380000" calcext:value-type="float">
            <text:p>243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9610000" calcext:value-type="float">
            <text:p>196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680000" calcext:value-type="float">
            <text:p>236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4180000" calcext:value-type="float">
            <text:p>24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35150000" calcext:value-type="float">
            <text:p>351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26290000" calcext:value-type="float">
            <text:p>2629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530000" calcext:value-type="float">
            <text:p>275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25440000" calcext:value-type="float">
            <text:p>2544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190000" calcext:value-type="float">
            <text:p>241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-978920000" calcext:value-type="float">
            <text:p>-9789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30620000" calcext:value-type="float">
            <text:p>306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9110000" calcext:value-type="float">
            <text:p>291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8320000" calcext:value-type="float">
            <text:p>183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8870000" calcext:value-type="float">
            <text:p>288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420000" calcext:value-type="float">
            <text:p>16420000</text:p>
          </table:table-cell>
          <table:table-cell office:value-type="float" office:value="19600000" calcext:value-type="float">
            <text:p>196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25460000" calcext:value-type="float">
            <text:p>2546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560000" calcext:value-type="float">
            <text:p>235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9490000" calcext:value-type="float">
            <text:p>294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9450000" calcext:value-type="float">
            <text:p>2945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5730000" calcext:value-type="float">
            <text:p>25730000</text:p>
          </table:table-cell>
          <table:table-cell/>
          <table:table-cell office:value-type="float" office:value="25430000" calcext:value-type="float">
            <text:p>2543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31470000" calcext:value-type="float">
            <text:p>314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0250000" calcext:value-type="float">
            <text:p>2025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440000" calcext:value-type="float">
            <text:p>26440000</text:p>
          </table:table-cell>
          <table:table-cell/>
          <table:table-cell office:value-type="float" office:value="21280000" calcext:value-type="float">
            <text:p>2128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20270000" calcext:value-type="float">
            <text:p>20270000</text:p>
          </table:table-cell>
          <table:table-cell office:value-type="float" office:value="21480000" calcext:value-type="float">
            <text:p>2148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0860000" calcext:value-type="float">
            <text:p>2086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3580000" calcext:value-type="float">
            <text:p>2358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50000" calcext:value-type="float">
            <text:p>1665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960000" calcext:value-type="float">
            <text:p>2796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9580000" calcext:value-type="float">
            <text:p>195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5440000" calcext:value-type="float">
            <text:p>254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610000" calcext:value-type="float">
            <text:p>1961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5460000" calcext:value-type="float">
            <text:p>2546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25440000" calcext:value-type="float">
            <text:p>2544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-978890000" calcext:value-type="float">
            <text:p>-9788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310000" calcext:value-type="float">
            <text:p>263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21470000" calcext:value-type="float">
            <text:p>214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310000" calcext:value-type="float">
            <text:p>1731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410000" calcext:value-type="float">
            <text:p>234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8230000" calcext:value-type="float">
            <text:p>282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23220000" calcext:value-type="float">
            <text:p>232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9500000" calcext:value-type="float">
            <text:p>1950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530000" calcext:value-type="float">
            <text:p>275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7420000" calcext:value-type="float">
            <text:p>274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170000" calcext:value-type="float">
            <text:p>241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290000" calcext:value-type="float">
            <text:p>2629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25440000" calcext:value-type="float">
            <text:p>2544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8910000" calcext:value-type="float">
            <text:p>289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7020000" calcext:value-type="float">
            <text:p>270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0590000" calcext:value-type="float">
            <text:p>205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7040000" calcext:value-type="float">
            <text:p>2704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0590000" calcext:value-type="float">
            <text:p>205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620000" calcext:value-type="float">
            <text:p>236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610000" calcext:value-type="float">
            <text:p>196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90000" calcext:value-type="float">
            <text:p>231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5470000" calcext:value-type="float">
            <text:p>254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9390000" calcext:value-type="float">
            <text:p>293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4390000" calcext:value-type="float">
            <text:p>243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2940000" calcext:value-type="float">
            <text:p>229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970000" calcext:value-type="float">
            <text:p>239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5360000" calcext:value-type="float">
            <text:p>253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31210000" calcext:value-type="float">
            <text:p>312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8430000" calcext:value-type="float">
            <text:p>28430000</text:p>
          </table:table-cell>
          <table:table-cell/>
          <table:table-cell office:value-type="float" office:value="21780000" calcext:value-type="float">
            <text:p>2178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19860000" calcext:value-type="float">
            <text:p>1986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0860000" calcext:value-type="float">
            <text:p>2086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6870000" calcext:value-type="float">
            <text:p>268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50000" calcext:value-type="float">
            <text:p>1665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960000" calcext:value-type="float">
            <text:p>2796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10000" calcext:value-type="float">
            <text:p>175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0220000" calcext:value-type="float">
            <text:p>202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8320000" calcext:value-type="float">
            <text:p>18320000</text:p>
          </table:table-cell>
          <table:table-cell office:value-type="float" office:value="20220000" calcext:value-type="float">
            <text:p>202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23190000" calcext:value-type="float">
            <text:p>231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24190000" calcext:value-type="float">
            <text:p>24190000</text:p>
          </table:table-cell>
          <table:table-cell office:value-type="float" office:value="25460000" calcext:value-type="float">
            <text:p>2546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27400000" calcext:value-type="float">
            <text:p>274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4380000" calcext:value-type="float">
            <text:p>243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040000" calcext:value-type="float">
            <text:p>240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2920000" calcext:value-type="float">
            <text:p>2292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950000" calcext:value-type="float">
            <text:p>239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31210000" calcext:value-type="float">
            <text:p>312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31230000" calcext:value-type="float">
            <text:p>312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50000" calcext:value-type="float">
            <text:p>242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8970000" calcext:value-type="float">
            <text:p>289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8350000" calcext:value-type="float">
            <text:p>18350000</text:p>
          </table:table-cell>
          <table:table-cell/>
          <table:table-cell office:value-type="float" office:value="17260000" calcext:value-type="float">
            <text:p>1726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9100000" calcext:value-type="float">
            <text:p>291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840000" calcext:value-type="float">
            <text:p>178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21130000" calcext:value-type="float">
            <text:p>2113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530000" calcext:value-type="float">
            <text:p>275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0640000" calcext:value-type="float">
            <text:p>206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8540000" calcext:value-type="float">
            <text:p>285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180000" calcext:value-type="float">
            <text:p>1618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10000" calcext:value-type="float">
            <text:p>232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080000" calcext:value-type="float">
            <text:p>1608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630000" calcext:value-type="float">
            <text:p>2163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290000" calcext:value-type="float">
            <text:p>262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9490000" calcext:value-type="float">
            <text:p>29490000</text:p>
          </table:table-cell>
          <table:table-cell/>
          <table:table-cell office:value-type="float" office:value="28550000" calcext:value-type="float">
            <text:p>2855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8360000" calcext:value-type="float">
            <text:p>283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31200000" calcext:value-type="float">
            <text:p>3120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-976230000" calcext:value-type="float">
            <text:p>-9762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210000" calcext:value-type="float">
            <text:p>2321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900000" calcext:value-type="float">
            <text:p>2390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60000" calcext:value-type="float">
            <text:p>262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1130000" calcext:value-type="float">
            <text:p>211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35040000" calcext:value-type="float">
            <text:p>35040000</text:p>
          </table:table-cell>
          <table:table-cell/>
          <table:table-cell office:value-type="float" office:value="21080000" calcext:value-type="float">
            <text:p>2108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19860000" calcext:value-type="float">
            <text:p>198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0860000" calcext:value-type="float">
            <text:p>2086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4390000" calcext:value-type="float">
            <text:p>243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9130000" calcext:value-type="float">
            <text:p>291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50000" calcext:value-type="float">
            <text:p>1665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910000" calcext:value-type="float">
            <text:p>239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600000" calcext:value-type="float">
            <text:p>196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960000" calcext:value-type="float">
            <text:p>2796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5460000" calcext:value-type="float">
            <text:p>2546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130000" calcext:value-type="float">
            <text:p>211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31090000" calcext:value-type="float">
            <text:p>310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8320000" calcext:value-type="float">
            <text:p>18320000</text:p>
          </table:table-cell>
          <table:table-cell office:value-type="float" office:value="17770000" calcext:value-type="float">
            <text:p>177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24190000" calcext:value-type="float">
            <text:p>2419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23790000" calcext:value-type="float">
            <text:p>237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630000" calcext:value-type="float">
            <text:p>2363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9110000" calcext:value-type="float">
            <text:p>291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60000" calcext:value-type="float">
            <text:p>235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8850000" calcext:value-type="float">
            <text:p>288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500000" calcext:value-type="float">
            <text:p>23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7020000" calcext:value-type="float">
            <text:p>270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-975800000" calcext:value-type="float">
            <text:p>-9758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530000" calcext:value-type="float">
            <text:p>275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350000" calcext:value-type="float">
            <text:p>26350000</text:p>
          </table:table-cell>
          <table:table-cell/>
          <table:table-cell office:value-type="float" office:value="25430000" calcext:value-type="float">
            <text:p>2543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180000" calcext:value-type="float">
            <text:p>1618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9450000" calcext:value-type="float">
            <text:p>29450000</text:p>
          </table:table-cell>
          <table:table-cell/>
          <table:table-cell office:value-type="float" office:value="17280000" calcext:value-type="float">
            <text:p>1728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080000" calcext:value-type="float">
            <text:p>1608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4180000" calcext:value-type="float">
            <text:p>24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23210000" calcext:value-type="float">
            <text:p>232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850000" calcext:value-type="float">
            <text:p>1785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210000" calcext:value-type="float">
            <text:p>232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9440000" calcext:value-type="float">
            <text:p>294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6280000" calcext:value-type="float">
            <text:p>262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8240000" calcext:value-type="float">
            <text:p>282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9090000" calcext:value-type="float">
            <text:p>290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8320000" calcext:value-type="float">
            <text:p>183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4380000" calcext:value-type="float">
            <text:p>2438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25430000" calcext:value-type="float">
            <text:p>2543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7110000" calcext:value-type="float">
            <text:p>27110000</text:p>
          </table:table-cell>
          <table:table-cell/>
          <table:table-cell office:value-type="float" office:value="21430000" calcext:value-type="float">
            <text:p>2143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19860000" calcext:value-type="float">
            <text:p>1986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0860000" calcext:value-type="float">
            <text:p>2086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3500000" calcext:value-type="float">
            <text:p>23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50000" calcext:value-type="float">
            <text:p>1665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830000" calcext:value-type="float">
            <text:p>178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960000" calcext:value-type="float">
            <text:p>2796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25570000" calcext:value-type="float">
            <text:p>2557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8320000" calcext:value-type="float">
            <text:p>1832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24190000" calcext:value-type="float">
            <text:p>2419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0290000" calcext:value-type="float">
            <text:p>2029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8880000" calcext:value-type="float">
            <text:p>288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170000" calcext:value-type="float">
            <text:p>231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300000" calcext:value-type="float">
            <text:p>2630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9480000" calcext:value-type="float">
            <text:p>29480000</text:p>
          </table:table-cell>
          <table:table-cell/>
          <table:table-cell office:value-type="float" office:value="17490000" calcext:value-type="float">
            <text:p>1749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6010000" calcext:value-type="float">
            <text:p>260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5930000" calcext:value-type="float">
            <text:p>259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530000" calcext:value-type="float">
            <text:p>275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7400000" calcext:value-type="float">
            <text:p>274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180000" calcext:value-type="float">
            <text:p>1618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490000" calcext:value-type="float">
            <text:p>244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080000" calcext:value-type="float">
            <text:p>1608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220000" calcext:value-type="float">
            <text:p>232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60000" calcext:value-type="float">
            <text:p>214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-978920000" calcext:value-type="float">
            <text:p>-9789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770000" calcext:value-type="float">
            <text:p>1777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8520000" calcext:value-type="float">
            <text:p>285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550000" calcext:value-type="float">
            <text:p>235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980000" calcext:value-type="float">
            <text:p>239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500000" calcext:value-type="float">
            <text:p>24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7020000" calcext:value-type="float">
            <text:p>270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0590000" calcext:value-type="float">
            <text:p>205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40000" calcext:value-type="float">
            <text:p>1754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9110000" calcext:value-type="float">
            <text:p>2911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7370000" calcext:value-type="float">
            <text:p>27370000</text:p>
          </table:table-cell>
          <table:table-cell/>
          <table:table-cell office:value-type="float" office:value="25430000" calcext:value-type="float">
            <text:p>2543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3290000" calcext:value-type="float">
            <text:p>232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260000" calcext:value-type="float">
            <text:p>232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20000" calcext:value-type="float">
            <text:p>235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6110000" calcext:value-type="float">
            <text:p>261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8430000" calcext:value-type="float">
            <text:p>28430000</text:p>
          </table:table-cell>
          <table:table-cell/>
          <table:table-cell office:value-type="float" office:value="21420000" calcext:value-type="float">
            <text:p>21420000</text:p>
          </table:table-cell>
          <table:table-cell/>
          <table:table-cell office:value-type="float" office:value="26810000" calcext:value-type="float">
            <text:p>26810000</text:p>
          </table:table-cell>
          <table:table-cell office:value-type="float" office:value="26800000" calcext:value-type="float">
            <text:p>26800000</text:p>
          </table:table-cell>
          <table:table-cell/>
          <table:table-cell office:value-type="float" office:value="19860000" calcext:value-type="float">
            <text:p>198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21030000" calcext:value-type="float">
            <text:p>21030000</text:p>
          </table:table-cell>
          <table:table-cell table:number-columns-repeated="2"/>
          <table:table-cell office:value-type="float" office:value="20860000" calcext:value-type="float">
            <text:p>20860000</text:p>
          </table:table-cell>
          <table:table-cell table:number-columns-repeated="4"/>
          <table:table-cell office:value-type="float" office:value="22350000" calcext:value-type="float">
            <text:p>22350000</text:p>
          </table:table-cell>
          <table:table-cell/>
        </table:table-row>
        <table:table-row table:style-name="ro1">
          <table:table-cell office:value-type="float" office:value="29420000" calcext:value-type="float">
            <text:p>294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82130000" calcext:value-type="float">
            <text:p>-9821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4230000" calcext:value-type="float">
            <text:p>242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50000" calcext:value-type="float">
            <text:p>1665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580000" calcext:value-type="float">
            <text:p>28580000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960000" calcext:value-type="float">
            <text:p>2796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office:value-type="float" office:value="17520000" calcext:value-type="float">
            <text:p>1752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28580000" calcext:value-type="float">
            <text:p>2858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100000" calcext:value-type="float">
            <text:p>21100000</text:p>
          </table:table-cell>
          <table:table-cell/>
          <table:table-cell office:value-type="float" office:value="25430000" calcext:value-type="float">
            <text:p>25430000</text:p>
          </table:table-cell>
          <table:table-cell/>
          <table:table-cell table:number-columns-repeated="2" office:value-type="float" office:value="23210000" calcext:value-type="float">
            <text:p>2321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0590000" calcext:value-type="float">
            <text:p>205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090000" calcext:value-type="float">
            <text:p>210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8320000" calcext:value-type="float">
            <text:p>1832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0850000" calcext:value-type="float">
            <text:p>20850000</text:p>
          </table:table-cell>
          <table:table-cell/>
        </table:table-row>
        <table:table-row table:style-name="ro1">
          <table:table-cell office:value-type="float" office:value="26350000" calcext:value-type="float">
            <text:p>263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2960000" calcext:value-type="float">
            <text:p>22960000</text:p>
          </table:table-cell>
          <table:table-cell/>
          <table:table-cell office:value-type="float" office:value="24190000" calcext:value-type="float">
            <text:p>2419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7990000" calcext:value-type="float">
            <text:p>17990000</text:p>
          </table:table-cell>
          <table:table-cell/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30000" calcext:value-type="float">
            <text:p>235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70000" calcext:value-type="float">
            <text:p>235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4470000" calcext:value-type="float">
            <text:p>244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00000" calcext:value-type="float">
            <text:p>17500000</text:p>
          </table:table-cell>
          <table:table-cell/>
          <table:table-cell office:value-type="float" office:value="17480000" calcext:value-type="float">
            <text:p>1748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float" office:value="23210000" calcext:value-type="float">
            <text:p>232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010000" calcext:value-type="float">
            <text:p>18010000</text:p>
          </table:table-cell>
          <table:table-cell office:value-type="float" office:value="18000000" calcext:value-type="float">
            <text:p>180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25350000" calcext:value-type="float">
            <text:p>2535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040000" calcext:value-type="float">
            <text:p>240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880000" calcext:value-type="float">
            <text:p>17880000</text:p>
          </table:table-cell>
          <table:table-cell office:value-type="float" office:value="17870000" calcext:value-type="float">
            <text:p>178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7720000" calcext:value-type="float">
            <text:p>1772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2950000" calcext:value-type="float">
            <text:p>22950000</text:p>
          </table:table-cell>
          <table:table-cell office:value-type="float" office:value="22940000" calcext:value-type="float">
            <text:p>2294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120000" calcext:value-type="float">
            <text:p>21120000</text:p>
          </table:table-cell>
          <table:table-cell/>
          <table:table-cell office:value-type="float" office:value="17660000" calcext:value-type="float">
            <text:p>17660000</text:p>
          </table:table-cell>
          <table:table-cell/>
          <table:table-cell table:number-columns-repeated="2"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39950000" calcext:value-type="float">
            <text:p>399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1460000" calcext:value-type="float">
            <text:p>2146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200000" calcext:value-type="float">
            <text:p>1820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0660000" calcext:value-type="float">
            <text:p>20660000</text:p>
          </table:table-cell>
          <table:table-cell office:value-type="float" office:value="20650000" calcext:value-type="float">
            <text:p>206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930000" calcext:value-type="float">
            <text:p>239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790000" calcext:value-type="float">
            <text:p>24790000</text:p>
          </table:table-cell>
          <table:table-cell office:value-type="float" office:value="24780000" calcext:value-type="float">
            <text:p>247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6940000" calcext:value-type="float">
            <text:p>2694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60000" calcext:value-type="float">
            <text:p>18360000</text:p>
          </table:table-cell>
          <table:table-cell office:value-type="float" office:value="18350000" calcext:value-type="float">
            <text:p>183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-972590000" calcext:value-type="float">
            <text:p>-9725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18020000" calcext:value-type="float">
            <text:p>180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7530000" calcext:value-type="float">
            <text:p>175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70000" calcext:value-type="float">
            <text:p>18170000</text:p>
          </table:table-cell>
          <table:table-cell/>
        </table:table-row>
        <table:table-row table:style-name="ro1">
          <table:table-cell office:value-type="float" office:value="24280000" calcext:value-type="float">
            <text:p>2428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30000" calcext:value-type="float">
            <text:p>2323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27530000" calcext:value-type="float">
            <text:p>275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130000" calcext:value-type="float">
            <text:p>211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90000" calcext:value-type="float">
            <text:p>23590000</text:p>
          </table:table-cell>
          <table:table-cell office:value-type="float" office:value="23580000" calcext:value-type="float">
            <text:p>235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9120000" calcext:value-type="float">
            <text:p>191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080000" calcext:value-type="float">
            <text:p>210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180000" calcext:value-type="float">
            <text:p>16180000</text:p>
          </table:table-cell>
          <table:table-cell office:value-type="float" office:value="20910000" calcext:value-type="float">
            <text:p>209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4090000" calcext:value-type="float">
            <text:p>240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18370000" calcext:value-type="float">
            <text:p>18370000</text:p>
          </table:table-cell>
          <table:table-cell office:value-type="float" office:value="18360000" calcext:value-type="float">
            <text:p>18360000</text:p>
          </table:table-cell>
          <table:table-cell/>
          <table:table-cell office:value-type="float" office:value="16080000" calcext:value-type="float">
            <text:p>1608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260000" calcext:value-type="float">
            <text:p>25260000</text:p>
          </table:table-cell>
          <table:table-cell office:value-type="float" office:value="25250000" calcext:value-type="float">
            <text:p>2525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3200000" calcext:value-type="float">
            <text:p>2320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5830000" calcext:value-type="float">
            <text:p>25830000</text:p>
          </table:table-cell>
          <table:table-cell office:value-type="float" office:value="25820000" calcext:value-type="float">
            <text:p>258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390000" calcext:value-type="float">
            <text:p>2439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table:number-columns-repeated="2" office:value-type="float" office:value="23200000" calcext:value-type="float">
            <text:p>2320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990000" calcext:value-type="float">
            <text:p>1799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60000" calcext:value-type="float">
            <text:p>23560000</text:p>
          </table:table-cell>
          <table:table-cell office:value-type="float" office:value="23550000" calcext:value-type="float">
            <text:p>235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3550000" calcext:value-type="float">
            <text:p>2355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00000" calcext:value-type="float">
            <text:p>1750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3940000" calcext:value-type="float">
            <text:p>239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570000" calcext:value-type="float">
            <text:p>23570000</text:p>
          </table:table-cell>
          <table:table-cell office:value-type="float" office:value="23560000" calcext:value-type="float">
            <text:p>235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460000" calcext:value-type="float">
            <text:p>21460000</text:p>
          </table:table-cell>
          <table:table-cell office:value-type="float" office:value="21470000" calcext:value-type="float">
            <text:p>214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560000" calcext:value-type="float">
            <text:p>2356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4240000" calcext:value-type="float">
            <text:p>24240000</text:p>
          </table:table-cell>
          <table:table-cell office:value-type="float" office:value="24230000" calcext:value-type="float">
            <text:p>242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9470000" calcext:value-type="float">
            <text:p>2947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0620000" calcext:value-type="float">
            <text:p>20620000</text:p>
          </table:table-cell>
          <table:table-cell office:value-type="float" office:value="20610000" calcext:value-type="float">
            <text:p>206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21450000" calcext:value-type="float">
            <text:p>21450000</text:p>
          </table:table-cell>
          <table:table-cell/>
          <table:table-cell office:value-type="float" office:value="19580000" calcext:value-type="float">
            <text:p>19580000</text:p>
          </table:table-cell>
          <table:table-cell/>
          <table:table-cell table:number-columns-repeated="2" office:value-type="float" office:value="17530000" calcext:value-type="float">
            <text:p>1753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4200000" calcext:value-type="float">
            <text:p>24200000</text:p>
          </table:table-cell>
          <table:table-cell/>
          <table:table-cell office:value-type="float" office:value="25430000" calcext:value-type="float">
            <text:p>25430000</text:p>
          </table:table-cell>
          <table:table-cell/>
          <table:table-cell office:value-type="float" office:value="17680000" calcext:value-type="float">
            <text:p>17680000</text:p>
          </table:table-cell>
          <table:table-cell office:value-type="float" office:value="17670000" calcext:value-type="float">
            <text:p>1767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6270000" calcext:value-type="float">
            <text:p>2627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40000" calcext:value-type="float">
            <text:p>21140000</text:p>
          </table:table-cell>
          <table:table-cell office:value-type="float" office:value="21150000" calcext:value-type="float">
            <text:p>2115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1440000" calcext:value-type="float">
            <text:p>214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24210000" calcext:value-type="float">
            <text:p>2421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30000" calcext:value-type="float">
            <text:p>16630000</text:p>
          </table:table-cell>
          <table:table-cell table:number-columns-repeated="4"/>
          <table:table-cell office:value-type="float" office:value="18160000" calcext:value-type="float">
            <text:p>18160000</text:p>
          </table:table-cell>
          <table:table-cell/>
        </table:table-row>
        <table:table-row table:style-name="ro1">
          <table:table-cell office:value-type="float" office:value="28450000" calcext:value-type="float">
            <text:p>284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30000" calcext:value-type="float">
            <text:p>26330000</text:p>
          </table:table-cell>
          <table:table-cell office:value-type="float" office:value="26320000" calcext:value-type="float">
            <text:p>2632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17310000" calcext:value-type="float">
            <text:p>173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31500000" calcext:value-type="float">
            <text:p>31500000</text:p>
          </table:table-cell>
          <table:table-cell/>
          <table:table-cell office:value-type="float" office:value="17510000" calcext:value-type="float">
            <text:p>17510000</text:p>
          </table:table-cell>
          <table:table-cell/>
          <table:table-cell office:value-type="float" office:value="23990000" calcext:value-type="float">
            <text:p>23990000</text:p>
          </table:table-cell>
          <table:table-cell office:value-type="float" office:value="23980000" calcext:value-type="float">
            <text:p>2398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28710000" calcext:value-type="float">
            <text:p>28710000</text:p>
          </table:table-cell>
          <table:table-cell/>
        </table:table-row>
        <table:table-row table:style-name="ro1">
          <table:table-cell office:value-type="float" office:value="23540000" calcext:value-type="float">
            <text:p>235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1110000" calcext:value-type="float">
            <text:p>21110000</text:p>
          </table:table-cell>
          <table:table-cell office:value-type="float" office:value="21120000" calcext:value-type="float">
            <text:p>2112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20000" calcext:value-type="float">
            <text:p>1752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float" office:value="17850000" calcext:value-type="float">
            <text:p>1785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6320000" calcext:value-type="float">
            <text:p>26320000</text:p>
          </table:table-cell>
          <table:table-cell office:value-type="float" office:value="26310000" calcext:value-type="float">
            <text:p>263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17690000" calcext:value-type="float">
            <text:p>1769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3180000" calcext:value-type="float">
            <text:p>2318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table:number-columns-repeated="2" office:value-type="float" office:value="-976470000" calcext:value-type="float">
            <text:p>-976470000</text:p>
          </table:table-cell>
          <table:table-cell/>
          <table:table-cell office:value-type="float" office:value="-983760000" calcext:value-type="float">
            <text:p>-983760000</text:p>
          </table:table-cell>
          <table:table-cell office:value-type="float" office:value="17510000" calcext:value-type="float">
            <text:p>17510000</text:p>
          </table:table-cell>
          <table:table-cell/>
          <table:table-cell office:value-type="float" office:value="19550000" calcext:value-type="float">
            <text:p>19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18340000" calcext:value-type="float">
            <text:p>1834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8920000" calcext:value-type="float">
            <text:p>28920000</text:p>
          </table:table-cell>
          <table:table-cell office:value-type="float" office:value="28910000" calcext:value-type="float">
            <text:p>28910000</text:p>
          </table:table-cell>
          <table:table-cell/>
          <table:table-cell office:value-type="float" office:value="16240000" calcext:value-type="float">
            <text:p>16240000</text:p>
          </table:table-cell>
          <table:table-cell office:value-type="float" office:value="17530000" calcext:value-type="float">
            <text:p>1753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50000" calcext:value-type="float">
            <text:p>18150000</text:p>
          </table:table-cell>
          <table:table-cell/>
        </table:table-row>
        <table:table-row table:style-name="ro1">
          <table:table-cell office:value-type="float" office:value="29110000" calcext:value-type="float">
            <text:p>2911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3210000" calcext:value-type="float">
            <text:p>23210000</text:p>
          </table:table-cell>
          <table:table-cell office:value-type="float" office:value="23200000" calcext:value-type="float">
            <text:p>23200000</text:p>
          </table:table-cell>
          <table:table-cell/>
          <table:table-cell office:value-type="float" office:value="16250000" calcext:value-type="float">
            <text:p>16250000</text:p>
          </table:table-cell>
          <table:table-cell office:value-type="float" office:value="19600000" calcext:value-type="float">
            <text:p>19600000</text:p>
          </table:table-cell>
          <table:table-cell/>
          <table:table-cell office:value-type="float" office:value="17820000" calcext:value-type="float">
            <text:p>17820000</text:p>
          </table:table-cell>
          <table:table-cell table:number-columns-repeated="2"/>
          <table:table-cell office:value-type="float" office:value="27970000" calcext:value-type="float">
            <text:p>27970000</text:p>
          </table:table-cell>
          <table:table-cell table:number-columns-repeated="4"/>
          <table:table-cell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float" office:value="21430000" calcext:value-type="float">
            <text:p>21430000</text:p>
          </table:table-cell>
          <table:table-cell/>
          <table:table-cell office:value-type="float" office:value="17500000" calcext:value-type="float">
            <text:p>17500000</text:p>
          </table:table-cell>
          <table:table-cell/>
          <table:table-cell office:value-type="float" office:value="29470000" calcext:value-type="float">
            <text:p>29470000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float" office:value="16230000" calcext:value-type="float">
            <text:p>16230000</text:p>
          </table:table-cell>
          <table:table-cell office:value-type="float" office:value="20910000" calcext:value-type="float">
            <text:p>20910000</text:p>
          </table:table-cell>
          <table:table-cell/>
          <table:table-cell office:value-type="float" office:value="17470000" calcext:value-type="float">
            <text:p>17470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  <table:table-cell table:number-columns-repeated="4"/>
          <table:table-cell office:value-type="float" office:value="18180000" calcext:value-type="float">
            <text:p>18180000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formula="of:=AVERAGE([.C4:.C503])" office:value-type="float" office:value="17951480" calcext:value-type="float">
            <text:p>17951480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I4:.I503])" office:value-type="float" office:value="17884340" calcext:value-type="float">
            <text:p>17884340</text:p>
          </table:table-cell>
          <table:table-cell office:value-type="string" calcext:value-type="string">
            <text:p>mean</text:p>
          </table:table-cell>
          <table:table-cell table:formula="of:=AVERAGE([.K4:.K503])" office:value-type="float" office:value="18075600" calcext:value-type="float">
            <text:p>18075600</text:p>
          </table:table-cell>
          <table:table-cell/>
          <table:table-cell office:value-type="string" calcext:value-type="string">
            <text:p>mean</text:p>
          </table:table-cell>
          <table:table-cell table:formula="of:=AVERAGE([.N4:.N503])" office:value-type="float" office:value="17478800" calcext:value-type="float">
            <text:p>17478800</text:p>
          </table:table-cell>
          <table:table-cell table:number-columns-repeated="4"/>
          <table:table-cell table:formula="of:=AVERAGE([.S4:.S503])" office:value-type="float" office:value="18926920" calcext:value-type="float">
            <text:p>18926920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4:.C503])" office:value-type="float" office:value="17260000" calcext:value-type="float">
            <text:p>17260000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I4:.I503])" office:value-type="float" office:value="17310000" calcext:value-type="float">
            <text:p>17310000</text:p>
          </table:table-cell>
          <table:table-cell office:value-type="string" calcext:value-type="string">
            <text:p>min</text:p>
          </table:table-cell>
          <table:table-cell table:formula="of:=MIN([.K4:.K503])" office:value-type="float" office:value="17470000" calcext:value-type="float">
            <text:p>17470000</text:p>
          </table:table-cell>
          <table:table-cell/>
          <table:table-cell office:value-type="string" calcext:value-type="string">
            <text:p>min</text:p>
          </table:table-cell>
          <table:table-cell table:formula="of:=MIN([.N4:.N503])" office:value-type="float" office:value="16500000" calcext:value-type="float">
            <text:p>16500000</text:p>
          </table:table-cell>
          <table:table-cell table:number-columns-repeated="4"/>
          <table:table-cell table:formula="of:=MIN([.S4:.S503])" office:value-type="float" office:value="17930000" calcext:value-type="float">
            <text:p>17930000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4:.C503])" office:value-type="float" office:value="28550000" calcext:value-type="float">
            <text:p>28550000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I4:.I503])" office:value-type="float" office:value="29610000" calcext:value-type="float">
            <text:p>29610000</text:p>
          </table:table-cell>
          <table:table-cell office:value-type="string" calcext:value-type="string">
            <text:p>max</text:p>
          </table:table-cell>
          <table:table-cell table:formula="of:=MAX([.K4:.K503])" office:value-type="float" office:value="31550000" calcext:value-type="float">
            <text:p>31550000</text:p>
          </table:table-cell>
          <table:table-cell/>
          <table:table-cell office:value-type="string" calcext:value-type="string">
            <text:p>max</text:p>
          </table:table-cell>
          <table:table-cell table:formula="of:=MAX([.N4:.N503])" office:value-type="float" office:value="29290000" calcext:value-type="float">
            <text:p>29290000</text:p>
          </table:table-cell>
          <table:table-cell table:number-columns-repeated="4"/>
          <table:table-cell table:formula="of:=MAX([.S4:.S503])" office:value-type="float" office:value="29400000" calcext:value-type="float">
            <text:p>29400000</text:p>
          </table:table-cell>
          <table:table-cell/>
        </table:table-row>
        <table:table-row table:style-name="ro1">
          <table:table-cell office:value-type="string" calcext:value-type="string">
            <text:p>standard deviation</text:p>
          </table:table-cell>
          <table:table-cell/>
          <table:table-cell table:style-name="ce2" table:formula="of:=STDEV([.C4:.C503])" office:value-type="float" office:value="1689592.98605227" calcext:value-type="float">
            <text:p>1689592.99</text:p>
          </table:table-cell>
          <table:table-cell table:number-columns-repeated="4"/>
          <table:table-cell office:value-type="string" calcext:value-type="string">
            <text:p>standard deviation</text:p>
          </table:table-cell>
          <table:table-cell table:style-name="ce2" table:formula="of:=STDEV([.I4:.I503])" office:value-type="float" office:value="1426071.21934541" calcext:value-type="float">
            <text:p>1426071.22</text:p>
          </table:table-cell>
          <table:table-cell office:value-type="string" calcext:value-type="string">
            <text:p>standard deviation</text:p>
          </table:table-cell>
          <table:table-cell table:style-name="ce2" table:formula="of:=STDEV([.K4:.K503])" office:value-type="float" office:value="2297950.78180347" calcext:value-type="float">
            <text:p>2297950.78</text:p>
          </table:table-cell>
          <table:table-cell/>
          <table:table-cell office:value-type="string" calcext:value-type="string">
            <text:p>standard deviation</text:p>
          </table:table-cell>
          <table:table-cell table:style-name="ce2" table:formula="of:=STDEV([.N4:.N503])" office:value-type="float" office:value="2857314.09678659" calcext:value-type="float">
            <text:p>2857314.10</text:p>
          </table:table-cell>
          <table:table-cell table:number-columns-repeated="4"/>
          <table:table-cell table:style-name="ce2" table:formula="of:=STDEV([.S4:.S503])" office:value-type="float" office:value="2586237.53022135" calcext:value-type="float">
            <text:p>2586237.53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table:formula="of:=MODE([.C4:.C503])" office:value-type="float" office:value="17500000" calcext:value-type="float">
            <text:p>17500000</text:p>
          </table:table-cell>
          <table:table-cell table:number-columns-repeated="4"/>
          <table:table-cell office:value-type="string" calcext:value-type="string">
            <text:p>mode</text:p>
          </table:table-cell>
          <table:table-cell table:formula="of:=MODE([.I4:.I503])" office:value-type="float" office:value="17520000" calcext:value-type="float">
            <text:p>17520000</text:p>
          </table:table-cell>
          <table:table-cell office:value-type="string" calcext:value-type="string">
            <text:p>mode</text:p>
          </table:table-cell>
          <table:table-cell table:formula="of:=MODE([.K4:.K503])" office:value-type="float" office:value="17470000" calcext:value-type="float">
            <text:p>17470000</text:p>
          </table:table-cell>
          <table:table-cell/>
          <table:table-cell office:value-type="string" calcext:value-type="string">
            <text:p>mode</text:p>
          </table:table-cell>
          <table:table-cell table:formula="of:=MODE([.N4:.N503])" office:value-type="float" office:value="16640000" calcext:value-type="float">
            <text:p>16640000</text:p>
          </table:table-cell>
          <table:table-cell table:number-columns-repeated="4"/>
          <table:table-cell table:formula="of:=MODE([.S4:.S503])" office:value-type="float" office:value="18190000" calcext:value-type="float">
            <text:p>18190000</text:p>
          </table:table-cell>
          <table:table-cell/>
        </table:table-row>
        <table:table-row table:style-name="ro1">
          <table:table-cell office:value-type="string" calcext:value-type="string">
            <text:p>Max jitter</text:p>
          </table:table-cell>
          <table:table-cell/>
          <table:table-cell table:formula="of:=[.C506]-[.C508]" office:value-type="float" office:value="11050000" calcext:value-type="float">
            <text:p>11050000</text:p>
          </table:table-cell>
          <table:table-cell table:number-columns-repeated="4"/>
          <table:table-cell office:value-type="string" calcext:value-type="string">
            <text:p>Max jitter</text:p>
          </table:table-cell>
          <table:table-cell table:formula="of:=[.I506]-[.I508]" office:value-type="float" office:value="12090000" calcext:value-type="float">
            <text:p>12090000</text:p>
          </table:table-cell>
          <table:table-cell office:value-type="string" calcext:value-type="string">
            <text:p>Max jitter</text:p>
          </table:table-cell>
          <table:table-cell table:formula="of:=[.K506]-[.K508]" office:value-type="float" office:value="14080000" calcext:value-type="float">
            <text:p>14080000</text:p>
          </table:table-cell>
          <table:table-cell/>
          <table:table-cell office:value-type="string" calcext:value-type="string">
            <text:p>Max jitter</text:p>
          </table:table-cell>
          <table:table-cell table:formula="of:=[.N506]-[.N508]" office:value-type="float" office:value="12650000" calcext:value-type="float">
            <text:p>12650000</text:p>
          </table:table-cell>
          <table:table-cell table:number-columns-repeated="4"/>
          <table:table-cell table:formula="of:=[.S506]-[.S508]" office:value-type="float" office:value="11210000" calcext:value-type="float">
            <text:p>11210000</text:p>
          </table:table-cell>
          <table:table-cell/>
        </table:table-row>
        <table:table-row table:style-name="ro1">
          <table:table-cell office:value-type="string" calcext:value-type="string">
            <text:p>max jitter in %</text:p>
          </table:table-cell>
          <table:table-cell/>
          <table:table-cell table:style-name="ce2" table:formula="of:=([.C509]/[.C508]*100)" office:value-type="float" office:value="63.1428571428572" calcext:value-type="float">
            <text:p>63.14</text:p>
          </table:table-cell>
          <table:table-cell table:number-columns-repeated="4"/>
          <table:table-cell office:value-type="string" calcext:value-type="string">
            <text:p>max jitter in %</text:p>
          </table:table-cell>
          <table:table-cell table:style-name="ce2" table:formula="of:=([.I509]/[.I508]*100)" office:value-type="float" office:value="69.0068493150685" calcext:value-type="float">
            <text:p>69.01</text:p>
          </table:table-cell>
          <table:table-cell office:value-type="string" calcext:value-type="string">
            <text:p>max jitter in %</text:p>
          </table:table-cell>
          <table:table-cell table:style-name="ce2" table:formula="of:=([.K509]/[.K508]*100)" office:value-type="float" office:value="80.5953062392673" calcext:value-type="float">
            <text:p>80.60</text:p>
          </table:table-cell>
          <table:table-cell/>
          <table:table-cell office:value-type="string" calcext:value-type="string">
            <text:p>max jitter in %</text:p>
          </table:table-cell>
          <table:table-cell table:style-name="ce2" table:formula="of:=([.N509]/[.N508]*100)" office:value-type="float" office:value="76.0216346153846" calcext:value-type="float">
            <text:p>76.02</text:p>
          </table:table-cell>
          <table:table-cell table:number-columns-repeated="4"/>
          <table:table-cell table:style-name="ce2" table:formula="of:=([.S509]/[.S508]*100)" office:value-type="float" office:value="61.6272677295217" calcext:value-type="float">
            <text:p>61.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8:37:00.64867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5:33:16.369629276</meta:creation-date>
    <meta:generator>LibreOffice/6.0.7.3$Linux_X86_64 LibreOffice_project/00m0$Build-3</meta:generator>
    <dc:date>2020-01-15T17:11:20.216090708</dc:date>
    <meta:editing-duration>P2DT14H22M35S</meta:editing-duration>
    <meta:editing-cycles>69</meta:editing-cycles>
    <meta:document-statistic meta:table-count="2" meta:cell-count="8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74cm" svg:height="12.87cm" xlink:href=".." xlink:type="simple" chart:class="chart:line" chart:style-name="ch1">
        <chart:plot-area chart:style-name="ch2" table:cell-range-address="Sheet1.A5:Sheet1.A504" svg:x="1.588cm" svg:y="0.257cm" svg:width="26.709cm" svg:height="11.375cm">
          <chartooo:coordinate-region svg:x="3.321cm" svg:y="0.378cm" svg:width="24.976cm" svg:height="10.252cm"/>
          <chart:axis chart:dimension="x" chart:name="primary-x" chart:style-name="ch3">
            <chart:title svg:x="13.932cm" svg:y="11.889cm" chart:style-name="ch4">
              <text:p>Observations</text:p>
            </chart:title>
          </chart:axis>
          <chart:axis chart:dimension="y" chart:name="primary-y" chart:style-name="ch3">
            <chart:title svg:x="0.451cm" svg:y="7.417cm" chart:style-name="ch5">
              <text:p>Latency (nanosecs)</text:p>
            </chart:title>
            <chart:grid chart:style-name="ch6" chart:class="major"/>
          </chart:axis>
          <chart:series chart:style-name="ch7" chart:values-cell-range-address="Sheet1.A5:Sheet1.A504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Sheet1.A5:Sheet1.A5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000">
                <text:p>1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75cm" svg:height="11.844cm" xlink:href=".." xlink:type="simple" chart:class="chart:line" chart:style-name="ch1">
        <chart:plot-area chart:style-name="ch2" table:cell-range-address="Sheet2.N4:Sheet2.N503" svg:x="1.069cm" svg:y="0.293cm" svg:width="26.436cm" svg:height="11.053cm">
          <chartooo:coordinate-region svg:x="2.802cm" svg:y="0.493cm" svg:width="24.703cm" svg:height="9.929cm"/>
          <chart:axis chart:dimension="x" chart:name="primary-x" chart:style-name="ch3">
            <chart:title svg:x="13.277cm" svg:y="11.284cm" chart:style-name="ch4">
              <text:p>Observations</text:p>
            </chart:title>
          </chart:axis>
          <chart:axis chart:dimension="y" chart:name="primary-y" chart:style-name="ch3">
            <chart:title svg:x="0cm" svg:y="7.292cm" chart:style-name="ch5">
              <text:p>Latency (nanosecs)</text:p>
            </chart:title>
            <chart:grid chart:style-name="ch6" chart:class="major"/>
          </chart:axis>
          <chart:series chart:style-name="ch7" chart:values-cell-range-address="Sheet2.N4:Sheet2.N503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330000">
                <text:p>21330000</text:p>
                <draw:g>
                  <svg:desc>Sheet2.N4:Sheet2.N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30000">
                <text:p>2723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30000">
                <text:p>2723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330000">
                <text:p>2133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30000">
                <text:p>2723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30000">
                <text:p>2723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620000">
                <text:p>1662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290000">
                <text:p>2929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00000">
                <text:p>165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10000">
                <text:p>1991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290000">
                <text:p>2729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860000">
                <text:p>2086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50000">
                <text:p>1665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960000">
                <text:p>2796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530000">
                <text:p>2753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860000">
                <text:p>2086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650000">
                <text:p>1665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960000">
                <text:p>2796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530000">
                <text:p>2753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860000">
                <text:p>20860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650000">
                <text:p>16650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960000">
                <text:p>27960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30000">
                <text:p>27530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860000">
                <text:p>2086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650000">
                <text:p>1665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960000">
                <text:p>2796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530000">
                <text:p>2753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860000">
                <text:p>20860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650000">
                <text:p>16650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960000">
                <text:p>27960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530000">
                <text:p>27530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860000">
                <text:p>20860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650000">
                <text:p>1665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960000">
                <text:p>27960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530000">
                <text:p>2753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860000">
                <text:p>20860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650000">
                <text:p>1665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960000">
                <text:p>2796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530000">
                <text:p>2753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630000">
                <text:p>1663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640000">
                <text:p>1664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970000">
                <text:p>27970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640000">
                <text:p>1664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